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echnika2" svg:font-family="Technika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echnika" svg:font-family="Technika" style:font-family-generic="roman" style:font-pitch="variable"/>
    <style:font-face style:name="Technika1" svg:font-family="Technika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1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583cm"/>
      <style:paragraph-properties style:writing-mode="lr-tb"/>
    </style:style>
    <style:style style:name="gr3" style:family="graphic" style:parent-style-name="standard">
      <style:graphic-properties svg:stroke-color="#000000" draw:fill-color="#c200c2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000000" draw:fill-color="#c2c2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color="#000000" draw:fill-color="#8400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color="#000000" draw:fill-color="#c2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color="#000000" draw:fill-color="#008484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svg:stroke-color="#000000" draw:fill-color="#0084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000000" draw:fill-color="#c0c0c0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svg:stroke-color="#000000" draw:fill-color="#ffc100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svg:stroke-color="#000000" draw:fill-color="#000000" draw:auto-grow-height="false" fo:min-height="0cm" fo:min-width="0cm" fo:wrap-option="no-wrap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-color="#c200c2"/>
      <style:paragraph-properties fo:text-align="center"/>
    </style:style>
    <style:style style:name="P3" style:family="paragraph">
      <loext:graphic-properties draw:fill-color="#c2c200"/>
      <style:paragraph-properties fo:text-align="center"/>
    </style:style>
    <style:style style:name="P4" style:family="paragraph">
      <loext:graphic-properties draw:fill-color="#840000"/>
      <style:paragraph-properties fo:text-align="center"/>
    </style:style>
    <style:style style:name="P5" style:family="paragraph">
      <loext:graphic-properties draw:fill-color="#c20000"/>
      <style:paragraph-properties fo:text-align="center"/>
    </style:style>
    <style:style style:name="P6" style:family="paragraph">
      <loext:graphic-properties draw:fill-color="#008484"/>
      <style:paragraph-properties fo:text-align="center"/>
    </style:style>
    <style:style style:name="P7" style:family="paragraph">
      <loext:graphic-properties draw:fill-color="#008400"/>
      <style:paragraph-properties fo:text-align="center"/>
    </style:style>
    <style:style style:name="P8" style:family="paragraph">
      <loext:graphic-properties draw:fill-color="#c0c0c0"/>
      <style:paragraph-properties fo:text-align="center"/>
    </style:style>
    <style:style style:name="P9" style:family="paragraph">
      <loext:graphic-properties draw:fill-color="#ffc100"/>
      <style:paragraph-properties fo:text-align="center"/>
    </style:style>
    <style:style style:name="P10" style:family="paragraph">
      <loext:graphic-properties draw:fill-color="#000000"/>
    </style:style>
    <style:style style:name="T1" style:family="text">
      <style:text-properties fo:language="en" fo:country="US"/>
    </style:style>
    <style:style style:name="T2" style:family="text">
      <style:text-properties fo:language="en" fo:country="BW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3cm" svg:height="1.267cm" svg:x="10.7cm" svg:y="9.625cm">
          <draw:text-box>
            <text:p><text:span text:style-name="T1">Copper</text:span> <text:span text:style-name="T2">layers</text:span>:<text:tab/> <text:s text:c="11"/><text:span text:style-name="T1">Other</text:span>:</text:p>
          </draw:text-box>
        </draw:frame>
        <draw:frame draw:style-name="gr2" draw:text-style-name="P1" draw:layer="layout" svg:width="7.4cm" svg:height="1.833cm" svg:x="11.1cm" svg:y="10.117cm">
          <draw:text-box>
            <text:p>top<text:tab/> <text:s text:c="8"/><text:span text:style-name="T1">inner</text:span> 3<text:tab/> <text:s text:c="11"/><text:span text:style-name="T1">trace</text:span></text:p>
            <text:p><text:span text:style-name="T1">inner</text:span> 1 <text:s text:c="8"/><text:span text:style-name="T1">inner</text:span> 4<text:tab/> <text:s text:c="11"/>via &amp; THT</text:p>
            <text:p><text:span text:style-name="T1">inner</text:span> 2 <text:s text:c="8"/><text:span text:style-name="T1">bottom</text:span><text:span text:style-name="T1"><text:tab/></text:span><text:span text:style-name="T1"> <text:s text:c="11"/>fabrication</text:span></text:p>
          </draw:text-box>
        </draw:frame>
        <draw:custom-shape draw:style-name="gr3" draw:text-style-name="P2" draw:layer="layout" svg:width="0.2cm" svg:height="0.192cm" svg:x="11cm" svg:y="11.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2cm" svg:height="0.192cm" svg:x="11cm" svg:y="10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cm" svg:height="0.2cm" svg:x="11cm" svg:y="10.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2cm" svg:height="0.192cm" svg:x="13.1cm" svg:y="10.4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2cm" svg:height="0.192cm" svg:x="13.1cm" svg:y="10.9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2cm" svg:height="0.192cm" svg:x="13.1cm" svg:y="11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0.2cm" svg:height="0.092cm" svg:x="15.8cm" svg:y="10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2cm" svg:height="0.2cm" svg:x="15.8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2cm" svg:height="0.192cm" svg:x="15.8cm" svg:y="11.35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798.67109634551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echnika2" svg:font-family="Technika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echnika" svg:font-family="Technika" style:font-family-generic="roman" style:font-pitch="variable"/>
    <style:font-face style:name="Technika1" svg:font-family="Technika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sk" fo:country="S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Technika2" fo:font-family="Technika" style:font-style-name="Regular" style:font-pitch="variable" fo:font-size="11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cm" fo:page-height="12.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4-01T00:47:30.250699422</dc:date>
    <meta:editing-duration>PT7M25S</meta:editing-duration>
    <meta:editing-cycles>6</meta:editing-cycles>
    <meta:generator>LibreOffice/7.0.5.2$Linux_X86_64 LibreOffice_project/00$Build-2</meta:generator>
    <meta:document-statistic meta:object-count="11"/>
  </office:meta>
</office:document-meta>
</file>